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462" officeooo:paragraph-rsid="00066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placed 3 switches in a row, and then, 12 PCs in a row underneath them. I used the Copper Cross-Over Cable to connect the switches to each other. I used the Gigabit Ethernet 01 to connect Switch 0 to Switch 1, and Gigabit Ethernet 02 to connect Switch 1 to Switch 2. Then, I used the Copper Straight-Through Cable to connect four PCs to each Switch, and each of those connections were Fast Ethernet Connec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0:27:57.483000000</meta:creation-date>
    <meta:generator>EasyOffice/7.6.2.1.0$Windows_X86_64 LibreOffice_project/0bc4d647150f05f02b71ccb5539a4012b57f1faf</meta:generator>
    <dc:date>2024-12-10T00:03:21.394000000</dc:date>
    <meta:editing-duration>PT3H35M24S</meta:editing-duration>
    <meta:editing-cycles>1</meta:editing-cycles>
    <meta:document-statistic meta:table-count="0" meta:image-count="0" meta:object-count="0" meta:page-count="1" meta:paragraph-count="1" meta:word-count="76" meta:character-count="412" meta:non-whitespace-character-count="337"/>
  </office:meta>
</office:document-meta>
</file>